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27cm" svg:height="1.27cm" svg:x="0.635cm" svg:y="2.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1.27cm" svg:height="1.27cm" svg:x="8.89cm" svg:y="0.63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.27cm" svg:height="1.27cm" svg:x="16.51cm" svg:y="2.5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1.27cm" svg:height="1.27cm" svg:x="0.635cm" svg:y="7.62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1.27cm" svg:height="1.27cm" svg:x="8.89cm" svg:y="8.89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.27cm" svg:height="1.27cm" svg:x="16.51cm" svg:y="7.62cm">
          <text:p text:style-name="P1">F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905cm" svg:y1="3.175cm" svg:x2="8.89cm" svg:y2="1.27cm" draw:start-shape="id1" draw:start-glue-point="1" draw:end-shape="id2" draw:end-glue-point="3" svg:d="m1905 3175 6985-1905">
          <text:p/>
        </draw:connector>
        <draw:connector draw:style-name="gr2" draw:text-style-name="P1" draw:layer="layout" draw:type="line" svg:x1="10.16cm" svg:y1="1.27cm" svg:x2="16.51cm" svg:y2="3.175cm" draw:start-shape="id2" draw:start-glue-point="1" draw:end-shape="id3" draw:end-glue-point="3" svg:d="m10160 1270 6350 1905">
          <text:p/>
        </draw:connector>
        <draw:connector draw:style-name="gr2" draw:text-style-name="P1" draw:layer="layout" draw:type="line" svg:x1="1.905cm" svg:y1="8.255cm" svg:x2="16.51cm" svg:y2="3.175cm" draw:start-shape="id4" draw:start-glue-point="1" draw:end-shape="id3" draw:end-glue-point="3" svg:d="m1905 8255 14605-5080">
          <text:p/>
        </draw:connector>
        <draw:connector draw:style-name="gr2" draw:text-style-name="P1" draw:layer="layout" draw:type="line" svg:x1="1.27cm" svg:y1="7.62cm" svg:x2="9.525cm" svg:y2="1.905cm" draw:start-shape="id4" draw:start-glue-point="0" draw:end-shape="id2" draw:end-glue-point="2" svg:d="m1270 7620 8255-5715">
          <text:p/>
        </draw:connector>
        <draw:connector draw:style-name="gr2" draw:text-style-name="P1" draw:layer="layout" draw:type="line" svg:x1="16.51cm" svg:y1="8.255cm" svg:x2="1.905cm" svg:y2="3.175cm" draw:start-shape="id5" draw:start-glue-point="3" draw:end-shape="id1" draw:end-glue-point="1" svg:d="m16510 8255-14605-5080">
          <text:p/>
        </draw:connector>
        <draw:connector draw:style-name="gr2" draw:text-style-name="P1" draw:layer="layout" draw:type="line" svg:x1="17.145cm" svg:y1="3.81cm" svg:x2="9.525cm" svg:y2="8.89cm" draw:start-shape="id3" draw:start-glue-point="2" draw:end-shape="id6" draw:end-glue-point="0" svg:d="m17145 3810-7620 5080">
          <text:p/>
        </draw:connector>
        <draw:connector draw:style-name="gr2" draw:text-style-name="P1" draw:layer="layout" draw:type="line" svg:x1="10.16cm" svg:y1="9.525cm" svg:x2="16.51cm" svg:y2="8.255cm" draw:start-shape="id6" draw:start-glue-point="1" draw:end-shape="id5" draw:end-glue-point="3" svg:d="m10160 9525 6350-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415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ick Joliat</meta:initial-creator>
    <meta:creation-date>2010-10-22T11:35:18</meta:creation-date>
    <dc:date>2010-10-23T14:31:59</dc:date>
    <dc:creator>Nick Joliat</dc:creator>
    <meta:editing-duration>PT00H09M57S</meta:editing-duration>
    <meta:editing-cycles>4</meta:editing-cycles>
    <meta:generator>OpenOffice.org/3.2$Linux OpenOffice.org_project/320m12$Build-9483</meta:generator>
    <meta:document-statistic meta:object-count="13"/>
  </office:meta>
</office:document-meta>
</file>